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cccccc" draw:textarea-horizontal-align="justify" draw:textarea-vertical-align="middle" draw:auto-grow-height="false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draw:marker-start-width="0.457cm" draw:marker-end-width="0.457cm" draw:fill="solid" draw:fill-color="#cccccc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905cm" svg:x="9.255cm" svg:y="3.54cm">
          <text:p text:style-name="P1">Ri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905cm" svg:x="4.81cm" svg:y="6.08cm">
          <text:p text:style-name="P1">Jay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3.7cm" svg:y="6.08cm">
          <text:p text:style-name="P1">Zo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905cm" svg:x="13.065cm" svg:y="11.795cm">
          <text:p text:style-name="P1">W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905cm" svg:x="11.16cm" svg:y="9.255cm">
          <text:p text:style-name="P1">Si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1.905cm" svg:height="1.905cm" svg:x="6.715cm" svg:y="9.255cm">
          <text:p text:style-name="P3"><text:span text:style-name="T1">Kayl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905cm" svg:x="2.905cm" svg:y="9.255cm">
          <text:p text:style-name="P1">Ina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9.534cm" svg:y1="5.166cm" svg:x2="6.436cm" svg:y2="6.359cm" draw:start-shape="id1" draw:start-glue-point="7" draw:end-shape="id2" draw:end-glue-point="11" svg:d="M9534 5166l-3098 1193" svg:viewBox="0 0 3099 1194">
          <text:p/>
        </draw:connector>
        <draw:connector draw:style-name="gr2" draw:text-style-name="P5" draw:layer="layout" draw:type="line" svg:x1="10.881cm" svg:y1="5.166cm" svg:x2="13.979cm" svg:y2="6.359cm" draw:start-shape="id1" draw:start-glue-point="9" draw:end-shape="id3" draw:end-glue-point="5" svg:d="M10881 5166l3098 1193" svg:viewBox="0 0 3099 1194">
          <text:p/>
        </draw:connector>
        <draw:connector draw:style-name="gr2" draw:text-style-name="P5" draw:layer="layout" draw:type="line" svg:x1="5.089cm" svg:y1="7.706cm" svg:x2="3.858cm" svg:y2="9.255cm" draw:start-shape="id2" draw:start-glue-point="7" draw:end-shape="id4" draw:end-glue-point="4" svg:d="M5089 7706l-1231 1549" svg:viewBox="0 0 1232 1550">
          <text:p/>
        </draw:connector>
        <draw:connector draw:style-name="gr2" draw:text-style-name="P5" draw:layer="layout" draw:type="line" svg:x1="6.436cm" svg:y1="7.706cm" svg:x2="7.668cm" svg:y2="9.255cm" draw:start-shape="id2" draw:start-glue-point="9" draw:end-shape="id5" draw:end-glue-point="4" svg:d="M6436 7706l1232 1549" svg:viewBox="0 0 1233 1550">
          <text:p/>
        </draw:connector>
        <draw:connector draw:style-name="gr2" draw:text-style-name="P5" draw:layer="layout" draw:type="line" svg:x1="13.979cm" svg:y1="7.706cm" svg:x2="12.113cm" svg:y2="9.255cm" draw:start-shape="id3" draw:start-glue-point="7" draw:end-shape="id6" draw:end-glue-point="4" svg:d="M13979 7706l-1866 1549" svg:viewBox="0 0 1867 1550">
          <text:p/>
        </draw:connector>
        <draw:connector draw:style-name="gr2" draw:text-style-name="P5" draw:layer="layout" draw:type="line" svg:x1="12.786cm" svg:y1="10.881cm" svg:x2="14.018cm" svg:y2="11.795cm" draw:start-shape="id6" draw:start-glue-point="9" draw:end-shape="id7" draw:end-glue-point="4" svg:d="M12786 10881l1232 914" svg:viewBox="0 0 1233 9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ephen Davies</meta:initial-creator>
    <meta:creation-date>2011-11-03T23:55:43</meta:creation-date>
    <dc:date>2023-05-03T13:10:54.243458970</dc:date>
    <meta:editing-duration>PT14H47M32S</meta:editing-duration>
    <meta:editing-cycles>6</meta:editing-cycles>
    <meta:generator>LibreOffice/7.3.7.2$Linux_X86_64 LibreOffice_project/30$Build-2</meta:generator>
    <meta:document-statistic meta:object-count="13"/>
  </office:meta>
</office:document-meta>
</file>